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adornments="標準" style:font-pitch="variable"/>
    <style:font-face style:name="ＭＳ 明朝" svg:font-family="'ＭＳ 明朝'" style:font-pitch="variable"/>
    <style:font-face style:name="ＭＳ Ｐ明朝1" svg:font-family="'ＭＳ Ｐ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fo:break-before="page" table:align="margins"/>
    </style:style>
    <style:style style:name="表1.A" style:family="table-column">
      <style:table-column-properties style:column-width="1.214cm" style:rel-column-width="4678*"/>
    </style:style>
    <style:style style:name="表1.B" style:family="table-column">
      <style:table-column-properties style:column-width="5.988cm" style:rel-column-width="23084*"/>
    </style:style>
    <style:style style:name="表1.C" style:family="table-column">
      <style:table-column-properties style:column-width="9.798cm" style:rel-column-width="37773*"/>
    </style:style>
    <style:style style:name="表1.A1" style:family="table-cell">
      <style:table-cell-properties style:vertical-align="middle" fo:background-color="#dddddd" fo:padding="0.097cm" fo:border="0.05pt solid #000000">
        <style:background-image/>
      </style:table-cell-properties>
    </style:style>
    <style:style style:name="表1.A2" style:family="table-cell">
      <style:table-cell-properties fo:background-color="#dddddd" fo:padding="0.097cm" fo:border-left="0.05pt solid #000000" fo:border-right="none" fo:border-top="none" fo:border-bottom="0.05pt solid #000000">
        <style:background-image/>
      </style:table-cell-properties>
    </style:style>
    <style:style style:name="表1.B2" style:family="table-cell">
      <style:table-cell-properties fo:background-color="#dddddd" fo:padding="0.097cm" fo:border-left="0.05pt solid #000000" fo:border-right="none" fo:border-top="none" fo:border-bottom="0.05pt solid #000000">
        <style:background-image/>
      </style:table-cell-properties>
    </style:style>
    <style:style style:name="表1.C2" style:family="table-cell">
      <style:table-cell-properties fo:background-color="#dddddd" fo:padding="0.097cm" fo:border-left="0.05pt solid #000000" fo:border-right="0.05pt solid #000000" fo:border-top="none" fo:border-bottom="0.05pt solid #000000">
        <style:background-image/>
      </style:table-cell-properties>
    </style:style>
    <style:style style:name="表1.A3" style:family="table-cell">
      <style:table-cell-properties fo:padding="0.097cm" fo:border-left="0.05pt solid #000000" fo:border-right="none" fo:border-top="none" fo:border-bottom="0.05pt dotted #000000"/>
    </style:style>
    <style:style style:name="表1.B3" style:family="table-cell">
      <style:table-cell-properties fo:padding="0.097cm" fo:border-left="0.05pt solid #000000" fo:border-right="none" fo:border-top="none" fo:border-bottom="0.05pt dotted #000000"/>
    </style:style>
    <style:style style:name="表1.C3" style:family="table-cell">
      <style:table-cell-properties fo:padding="0.097cm" fo:border-left="0.05pt solid #000000" fo:border-right="0.05pt solid #000000" fo:border-top="none" fo:border-bottom="0.05pt dotted #000000"/>
    </style:style>
    <style:style style:name="表1.A4" style:family="table-cell">
      <style:table-cell-properties fo:padding="0.097cm" fo:border-left="0.05pt solid #000000" fo:border-right="none" fo:border-top="none" fo:border-bottom="0.05pt dotted #000000"/>
    </style:style>
    <style:style style:name="表1.B4" style:family="table-cell">
      <style:table-cell-properties fo:padding="0.097cm" fo:border-left="0.05pt solid #000000" fo:border-right="none" fo:border-top="none" fo:border-bottom="0.05pt dotted #000000"/>
    </style:style>
    <style:style style:name="表1.C4" style:family="table-cell">
      <style:table-cell-properties fo:padding="0.097cm" fo:border-left="0.05pt solid #000000" fo:border-right="0.05pt solid #000000" fo:border-top="none" fo:border-bottom="0.05pt dotted #000000"/>
    </style:style>
    <style:style style:name="表1.A5" style:family="table-cell">
      <style:table-cell-properties fo:padding="0.097cm" fo:border-left="0.05pt solid #000000" fo:border-right="none" fo:border-top="none" fo:border-bottom="0.05pt dotted #000000"/>
    </style:style>
    <style:style style:name="表1.B5" style:family="table-cell">
      <style:table-cell-properties fo:padding="0.097cm" fo:border-left="0.05pt solid #000000" fo:border-right="none" fo:border-top="none" fo:border-bottom="0.05pt dotted #000000"/>
    </style:style>
    <style:style style:name="表1.C5" style:family="table-cell">
      <style:table-cell-properties fo:padding="0.097cm" fo:border-left="0.05pt solid #000000" fo:border-right="0.05pt solid #000000" fo:border-top="none" fo:border-bottom="0.05pt dotte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0.05pt solid #000000" fo:border-top="none" fo:border-bottom="0.05pt solid #000000"/>
    </style:style>
    <style:style style:name="表1.A7" style:family="table-cell">
      <style:table-cell-properties fo:background-color="#dddddd" fo:padding="0.097cm" fo:border-left="0.05pt solid #000000" fo:border-right="none" fo:border-top="none" fo:border-bottom="0.05pt solid #000000">
        <style:background-image/>
      </style:table-cell-properties>
    </style:style>
    <style:style style:name="表1.B7" style:family="table-cell">
      <style:table-cell-properties fo:background-color="#dddddd" fo:padding="0.097cm" fo:border-left="0.05pt solid #000000" fo:border-right="none" fo:border-top="none" fo:border-bottom="0.05pt solid #000000">
        <style:background-image/>
      </style:table-cell-properties>
    </style:style>
    <style:style style:name="表1.C7" style:family="table-cell">
      <style:table-cell-properties fo:background-color="#dddddd" fo:padding="0.097cm" fo:border-left="0.05pt solid #000000" fo:border-right="0.05pt solid #000000" fo:border-top="none" fo:border-bottom="0.05pt solid #000000">
        <style:background-image/>
      </style:table-cell-properties>
    </style:style>
    <style:style style:name="表1.A8" style:family="table-cell">
      <style:table-cell-properties fo:padding="0.097cm" fo:border-left="0.05pt solid #000000" fo:border-right="none" fo:border-top="none" fo:border-bottom="0.05pt dotted #000000"/>
    </style:style>
    <style:style style:name="表1.B8" style:family="table-cell">
      <style:table-cell-properties fo:padding="0.097cm" fo:border-left="0.05pt solid #000000" fo:border-right="none" fo:border-top="none" fo:border-bottom="0.05pt dotted #000000"/>
    </style:style>
    <style:style style:name="表1.C8" style:family="table-cell">
      <style:table-cell-properties fo:padding="0.097cm" fo:border-left="0.05pt solid #000000" fo:border-right="0.05pt solid #000000" fo:border-top="none" fo:border-bottom="0.05pt dotted #000000"/>
    </style:style>
    <style:style style:name="表1.A9" style:family="table-cell">
      <style:table-cell-properties fo:padding="0.097cm" fo:border-left="0.05pt solid #000000" fo:border-right="none" fo:border-top="none" fo:border-bottom="0.05pt dotted #000000"/>
    </style:style>
    <style:style style:name="表1.B9" style:family="table-cell">
      <style:table-cell-properties fo:padding="0.097cm" fo:border-left="0.05pt solid #000000" fo:border-right="none" fo:border-top="none" fo:border-bottom="0.05pt dotted #000000"/>
    </style:style>
    <style:style style:name="表1.C9" style:family="table-cell">
      <style:table-cell-properties fo:padding="0.097cm" fo:border-left="0.05pt solid #000000" fo:border-right="0.05pt solid #000000" fo:border-top="none" fo:border-bottom="0.05pt dotted #000000"/>
    </style:style>
    <style:style style:name="表1.A10" style:family="table-cell">
      <style:table-cell-properties fo:padding="0.097cm" fo:border-left="0.05pt solid #000000" fo:border-right="none" fo:border-top="none" fo:border-bottom="0.05pt dotted #000000"/>
    </style:style>
    <style:style style:name="表1.B10" style:family="table-cell">
      <style:table-cell-properties fo:padding="0.097cm" fo:border-left="0.05pt solid #000000" fo:border-right="none" fo:border-top="none" fo:border-bottom="0.05pt dotted #000000"/>
    </style:style>
    <style:style style:name="表1.C10" style:family="table-cell">
      <style:table-cell-properties fo:padding="0.097cm" fo:border-left="0.05pt solid #000000" fo:border-right="0.05pt solid #000000" fo:border-top="none" fo:border-bottom="0.05pt dotted #000000"/>
    </style:style>
    <style:style style:name="表1.A11" style:family="table-cell">
      <style:table-cell-properties fo:padding="0.097cm" fo:border-left="0.05pt solid #000000" fo:border-right="none" fo:border-top="none" fo:border-bottom="0.05pt dotted #000000"/>
    </style:style>
    <style:style style:name="表1.B11" style:family="table-cell">
      <style:table-cell-properties fo:padding="0.097cm" fo:border-left="0.05pt solid #000000" fo:border-right="none" fo:border-top="none" fo:border-bottom="0.05pt dotted #000000"/>
    </style:style>
    <style:style style:name="表1.C11" style:family="table-cell">
      <style:table-cell-properties fo:padding="0.097cm" fo:border-left="0.05pt solid #000000" fo:border-right="0.05pt solid #000000" fo:border-top="none" fo:border-bottom="0.05pt dotted #000000"/>
    </style:style>
    <style:style style:name="表1.A12" style:family="table-cell">
      <style:table-cell-properties fo:padding="0.097cm" fo:border-left="0.05pt solid #000000" fo:border-right="none" fo:border-top="none" fo:border-bottom="0.05pt dotted #000000"/>
    </style:style>
    <style:style style:name="表1.B12" style:family="table-cell">
      <style:table-cell-properties fo:padding="0.097cm" fo:border-left="0.05pt solid #000000" fo:border-right="none" fo:border-top="none" fo:border-bottom="0.05pt dotted #000000"/>
    </style:style>
    <style:style style:name="表1.C12" style:family="table-cell">
      <style:table-cell-properties fo:padding="0.097cm" fo:border-left="0.05pt solid #000000" fo:border-right="0.05pt solid #000000" fo:border-top="none" fo:border-bottom="0.05pt dotted #000000"/>
    </style:style>
    <style:style style:name="表1.A13" style:family="table-cell">
      <style:table-cell-properties fo:padding="0.097cm" fo:border-left="0.05pt solid #000000" fo:border-right="none" fo:border-top="none" fo:border-bottom="0.05pt dotted #000000"/>
    </style:style>
    <style:style style:name="表1.B13" style:family="table-cell">
      <style:table-cell-properties fo:padding="0.097cm" fo:border-left="0.05pt solid #000000" fo:border-right="none" fo:border-top="none" fo:border-bottom="0.05pt dotted #000000"/>
    </style:style>
    <style:style style:name="表1.C13" style:family="table-cell">
      <style:table-cell-properties fo:padding="0.097cm" fo:border-left="0.05pt solid #000000" fo:border-right="0.05pt solid #000000" fo:border-top="none" fo:border-bottom="0.05pt dotted #000000"/>
    </style:style>
    <style:style style:name="表1.A14" style:family="table-cell">
      <style:table-cell-properties fo:padding="0.097cm" fo:border-left="0.05pt solid #000000" fo:border-right="none" fo:border-top="none" fo:border-bottom="0.05pt dotted #000000"/>
    </style:style>
    <style:style style:name="表1.B14" style:family="table-cell">
      <style:table-cell-properties fo:padding="0.097cm" fo:border-left="0.05pt solid #000000" fo:border-right="none" fo:border-top="none" fo:border-bottom="0.05pt dotted #000000"/>
    </style:style>
    <style:style style:name="表1.C14" style:family="table-cell">
      <style:table-cell-properties fo:padding="0.097cm" fo:border-left="0.05pt solid #000000" fo:border-right="0.05pt solid #000000" fo:border-top="none" fo:border-bottom="0.05pt dotted #000000"/>
    </style:style>
    <style:style style:name="表1.A15" style:family="table-cell">
      <style:table-cell-properties fo:padding="0.097cm" fo:border-left="0.05pt solid #000000" fo:border-right="none" fo:border-top="none" fo:border-bottom="0.05pt dotted #000000"/>
    </style:style>
    <style:style style:name="表1.B15" style:family="table-cell">
      <style:table-cell-properties fo:padding="0.097cm" fo:border-left="0.05pt solid #000000" fo:border-right="none" fo:border-top="none" fo:border-bottom="0.05pt dotted #000000"/>
    </style:style>
    <style:style style:name="表1.C15" style:family="table-cell">
      <style:table-cell-properties fo:padding="0.097cm" fo:border-left="0.05pt solid #000000" fo:border-right="0.05pt solid #000000" fo:border-top="none" fo:border-bottom="0.05pt dotted #000000"/>
    </style:style>
    <style:style style:name="表1.A16" style:family="table-cell">
      <style:table-cell-properties fo:padding="0.097cm" fo:border-left="0.05pt solid #000000" fo:border-right="none" fo:border-top="none" fo:border-bottom="0.05pt dotted #000000"/>
    </style:style>
    <style:style style:name="表1.B16" style:family="table-cell">
      <style:table-cell-properties fo:padding="0.097cm" fo:border-left="0.05pt solid #000000" fo:border-right="none" fo:border-top="none" fo:border-bottom="0.05pt dotted #000000"/>
    </style:style>
    <style:style style:name="表1.C16" style:family="table-cell">
      <style:table-cell-properties fo:padding="0.097cm" fo:border-left="0.05pt solid #000000" fo:border-right="0.05pt solid #000000" fo:border-top="none" fo:border-bottom="0.05pt dotted #000000"/>
    </style:style>
    <style:style style:name="表1.A17" style:family="table-cell">
      <style:table-cell-properties fo:padding="0.097cm" fo:border-left="0.05pt solid #000000" fo:border-right="none" fo:border-top="none" fo:border-bottom="0.05pt dotted #000000"/>
    </style:style>
    <style:style style:name="表1.B17" style:family="table-cell">
      <style:table-cell-properties fo:padding="0.097cm" fo:border-left="0.05pt solid #000000" fo:border-right="none" fo:border-top="none" fo:border-bottom="0.05pt dotted #000000"/>
    </style:style>
    <style:style style:name="表1.C17" style:family="table-cell">
      <style:table-cell-properties fo:padding="0.097cm" fo:border-left="0.05pt solid #000000" fo:border-right="0.05pt solid #000000" fo:border-top="none" fo:border-bottom="0.05pt dotted #000000"/>
    </style:style>
    <style:style style:name="表1.A18" style:family="table-cell">
      <style:table-cell-properties fo:padding="0.097cm" fo:border-left="0.05pt solid #000000" fo:border-right="none" fo:border-top="none" fo:border-bottom="0.05pt dotted #000000"/>
    </style:style>
    <style:style style:name="表1.B18" style:family="table-cell">
      <style:table-cell-properties fo:padding="0.097cm" fo:border-left="0.05pt solid #000000" fo:border-right="none" fo:border-top="none" fo:border-bottom="0.05pt dotted #000000"/>
    </style:style>
    <style:style style:name="表1.C18" style:family="table-cell">
      <style:table-cell-properties fo:padding="0.097cm" fo:border-left="0.05pt solid #000000" fo:border-right="0.05pt solid #000000" fo:border-top="none" fo:border-bottom="0.05pt dotted #000000"/>
    </style:style>
    <style:style style:name="表1.A19" style:family="table-cell">
      <style:table-cell-properties fo:padding="0.097cm" fo:border-left="0.05pt solid #000000" fo:border-right="none" fo:border-top="none" fo:border-bottom="0.05pt dotted #000000"/>
    </style:style>
    <style:style style:name="表1.B19" style:family="table-cell">
      <style:table-cell-properties fo:padding="0.097cm" fo:border-left="0.05pt solid #000000" fo:border-right="none" fo:border-top="none" fo:border-bottom="0.05pt dotted #000000"/>
    </style:style>
    <style:style style:name="表1.C19" style:family="table-cell">
      <style:table-cell-properties fo:padding="0.097cm" fo:border-left="0.05pt solid #000000" fo:border-right="0.05pt solid #000000" fo:border-top="none" fo:border-bottom="0.05pt dotted #000000"/>
    </style:style>
    <style:style style:name="表1.A20" style:family="table-cell">
      <style:table-cell-properties fo:padding="0.097cm" fo:border-left="0.05pt solid #000000" fo:border-right="none" fo:border-top="none" fo:border-bottom="0.05pt dotted #000000"/>
    </style:style>
    <style:style style:name="表1.B20" style:family="table-cell">
      <style:table-cell-properties fo:padding="0.097cm" fo:border-left="0.05pt solid #000000" fo:border-right="none" fo:border-top="none" fo:border-bottom="0.05pt dotted #000000"/>
    </style:style>
    <style:style style:name="表1.C20" style:family="table-cell">
      <style:table-cell-properties fo:padding="0.097cm" fo:border-left="0.05pt solid #000000" fo:border-right="0.05pt solid #000000" fo:border-top="none" fo:border-bottom="0.05pt dotted #000000"/>
    </style:style>
    <style:style style:name="表1.A21" style:family="table-cell">
      <style:table-cell-properties fo:padding="0.097cm" fo:border-left="0.05pt solid #000000" fo:border-right="none" fo:border-top="none" fo:border-bottom="0.05pt dotted #000000"/>
    </style:style>
    <style:style style:name="表1.B21" style:family="table-cell">
      <style:table-cell-properties fo:padding="0.097cm" fo:border-left="0.05pt solid #000000" fo:border-right="none" fo:border-top="none" fo:border-bottom="0.05pt dotted #000000"/>
    </style:style>
    <style:style style:name="表1.C21" style:family="table-cell">
      <style:table-cell-properties fo:padding="0.097cm" fo:border-left="0.05pt solid #000000" fo:border-right="0.05pt solid #000000" fo:border-top="none" fo:border-bottom="0.05pt dotted #000000"/>
    </style:style>
    <style:style style:name="表1.A22" style:family="table-cell">
      <style:table-cell-properties fo:padding="0.097cm" fo:border-left="0.05pt solid #000000" fo:border-right="none" fo:border-top="none" fo:border-bottom="0.05pt dotted #000000"/>
    </style:style>
    <style:style style:name="表1.B22" style:family="table-cell">
      <style:table-cell-properties fo:padding="0.097cm" fo:border-left="0.05pt solid #000000" fo:border-right="none" fo:border-top="none" fo:border-bottom="0.05pt dotted #000000"/>
    </style:style>
    <style:style style:name="表1.C22" style:family="table-cell">
      <style:table-cell-properties fo:padding="0.097cm" fo:border-left="0.05pt solid #000000" fo:border-right="0.05pt solid #000000" fo:border-top="none" fo:border-bottom="0.05pt dotted #000000"/>
    </style:style>
    <style:style style:name="表1.A23" style:family="table-cell">
      <style:table-cell-properties fo:padding="0.097cm" fo:border-left="0.05pt solid #000000" fo:border-right="none" fo:border-top="none" fo:border-bottom="0.05pt dotted #000000"/>
    </style:style>
    <style:style style:name="表1.B23" style:family="table-cell">
      <style:table-cell-properties fo:padding="0.097cm" fo:border-left="0.05pt solid #000000" fo:border-right="none" fo:border-top="none" fo:border-bottom="0.05pt dotted #000000"/>
    </style:style>
    <style:style style:name="表1.C23" style:family="table-cell">
      <style:table-cell-properties fo:padding="0.097cm" fo:border-left="0.05pt solid #000000" fo:border-right="0.05pt solid #000000" fo:border-top="none" fo:border-bottom="0.05pt dotted #000000"/>
    </style:style>
    <style:style style:name="表1.A24" style:family="table-cell">
      <style:table-cell-properties fo:padding="0.097cm" fo:border-left="0.05pt solid #000000" fo:border-right="none" fo:border-top="none" fo:border-bottom="0.05pt dotted #000000"/>
    </style:style>
    <style:style style:name="表1.B24" style:family="table-cell">
      <style:table-cell-properties fo:padding="0.097cm" fo:border-left="0.05pt solid #000000" fo:border-right="none" fo:border-top="none" fo:border-bottom="0.05pt dotted #000000"/>
    </style:style>
    <style:style style:name="表1.C24" style:family="table-cell">
      <style:table-cell-properties fo:padding="0.097cm" fo:border-left="0.05pt solid #000000" fo:border-right="0.05pt solid #000000" fo:border-top="none" fo:border-bottom="0.05pt dotted #000000"/>
    </style:style>
    <style:style style:name="表1.A25" style:family="table-cell">
      <style:table-cell-properties fo:padding="0.097cm" fo:border-left="0.05pt solid #000000" fo:border-right="none" fo:border-top="none" fo:border-bottom="0.05pt dotted #000000"/>
    </style:style>
    <style:style style:name="表1.B25" style:family="table-cell">
      <style:table-cell-properties fo:padding="0.097cm" fo:border-left="0.05pt solid #000000" fo:border-right="none" fo:border-top="none" fo:border-bottom="0.05pt dotted #000000"/>
    </style:style>
    <style:style style:name="表1.C25" style:family="table-cell">
      <style:table-cell-properties fo:padding="0.097cm" fo:border-left="0.05pt solid #000000" fo:border-right="0.05pt solid #000000" fo:border-top="none" fo:border-bottom="0.05pt dotted #000000"/>
    </style:style>
    <style:style style:name="表1.A26" style:family="table-cell">
      <style:table-cell-properties fo:padding="0.097cm" fo:border-left="0.05pt solid #000000" fo:border-right="none" fo:border-top="none" fo:border-bottom="0.05pt dotted #000000"/>
    </style:style>
    <style:style style:name="表1.B26" style:family="table-cell">
      <style:table-cell-properties fo:padding="0.097cm" fo:border-left="0.05pt solid #000000" fo:border-right="none" fo:border-top="none" fo:border-bottom="0.05pt dotted #000000"/>
    </style:style>
    <style:style style:name="表1.C26" style:family="table-cell">
      <style:table-cell-properties fo:padding="0.097cm" fo:border-left="0.05pt solid #000000" fo:border-right="0.05pt solid #000000" fo:border-top="none" fo:border-bottom="0.05pt dotted #000000"/>
    </style:style>
    <style:style style:name="表1.A27" style:family="table-cell">
      <style:table-cell-properties fo:padding="0.097cm" fo:border-left="0.05pt solid #000000" fo:border-right="none" fo:border-top="none" fo:border-bottom="0.05pt dotted #000000"/>
    </style:style>
    <style:style style:name="表1.B27" style:family="table-cell">
      <style:table-cell-properties fo:padding="0.097cm" fo:border-left="0.05pt solid #000000" fo:border-right="none" fo:border-top="none" fo:border-bottom="0.05pt dotted #000000"/>
    </style:style>
    <style:style style:name="表1.C27" style:family="table-cell">
      <style:table-cell-properties fo:padding="0.097cm" fo:border-left="0.05pt solid #000000" fo:border-right="0.05pt solid #000000" fo:border-top="none" fo:border-bottom="0.05pt dotted #000000"/>
    </style:style>
    <style:style style:name="表1.A28" style:family="table-cell">
      <style:table-cell-properties fo:padding="0.097cm" fo:border-left="0.05pt solid #000000" fo:border-right="none" fo:border-top="none" fo:border-bottom="0.05pt dotted #000000"/>
    </style:style>
    <style:style style:name="表1.B28" style:family="table-cell">
      <style:table-cell-properties fo:padding="0.097cm" fo:border-left="0.05pt solid #000000" fo:border-right="none" fo:border-top="none" fo:border-bottom="0.05pt dotted #000000"/>
    </style:style>
    <style:style style:name="表1.C28" style:family="table-cell">
      <style:table-cell-properties fo:padding="0.097cm" fo:border-left="0.05pt solid #000000" fo:border-right="0.05pt solid #000000" fo:border-top="none" fo:border-bottom="0.05pt dotted #000000"/>
    </style:style>
    <style:style style:name="表1.A29" style:family="table-cell">
      <style:table-cell-properties fo:padding="0.097cm" fo:border-left="0.05pt solid #000000" fo:border-right="none" fo:border-top="none" fo:border-bottom="0.05pt dotted #000000"/>
    </style:style>
    <style:style style:name="表1.B29" style:family="table-cell">
      <style:table-cell-properties fo:padding="0.097cm" fo:border-left="0.05pt solid #000000" fo:border-right="none" fo:border-top="none" fo:border-bottom="0.05pt dotted #000000"/>
    </style:style>
    <style:style style:name="表1.C29" style:family="table-cell">
      <style:table-cell-properties fo:padding="0.097cm" fo:border-left="0.05pt solid #000000" fo:border-right="0.05pt solid #000000" fo:border-top="none" fo:border-bottom="0.05pt dotted #000000"/>
    </style:style>
    <style:style style:name="表1.A30" style:family="table-cell">
      <style:table-cell-properties fo:padding="0.097cm" fo:border-left="0.05pt solid #000000" fo:border-right="none" fo:border-top="none" fo:border-bottom="0.05pt dotted #000000"/>
    </style:style>
    <style:style style:name="表1.B30" style:family="table-cell">
      <style:table-cell-properties fo:padding="0.097cm" fo:border-left="0.05pt solid #000000" fo:border-right="none" fo:border-top="none" fo:border-bottom="0.05pt dotted #000000"/>
    </style:style>
    <style:style style:name="表1.C30" style:family="table-cell">
      <style:table-cell-properties fo:padding="0.097cm" fo:border-left="0.05pt solid #000000" fo:border-right="0.05pt solid #000000" fo:border-top="none" fo:border-bottom="0.05pt dotted #000000"/>
    </style:style>
    <style:style style:name="表1.A31" style:family="table-cell">
      <style:table-cell-properties fo:padding="0.097cm" fo:border-left="0.05pt solid #000000" fo:border-right="none" fo:border-top="none" fo:border-bottom="0.05pt dotted #000000"/>
    </style:style>
    <style:style style:name="表1.B31" style:family="table-cell">
      <style:table-cell-properties fo:padding="0.097cm" fo:border-left="0.05pt solid #000000" fo:border-right="none" fo:border-top="none" fo:border-bottom="0.05pt dotted #000000"/>
    </style:style>
    <style:style style:name="表1.C31" style:family="table-cell">
      <style:table-cell-properties fo:padding="0.097cm" fo:border-left="0.05pt solid #000000" fo:border-right="0.05pt solid #000000" fo:border-top="none" fo:border-bottom="0.05pt dotted #000000"/>
    </style:style>
    <style:style style:name="表1.A32" style:family="table-cell">
      <style:table-cell-properties fo:padding="0.097cm" fo:border-left="0.05pt solid #000000" fo:border-right="none" fo:border-top="none" fo:border-bottom="0.05pt dotted #000000"/>
    </style:style>
    <style:style style:name="表1.B32" style:family="table-cell">
      <style:table-cell-properties fo:padding="0.097cm" fo:border-left="0.05pt solid #000000" fo:border-right="none" fo:border-top="none" fo:border-bottom="0.05pt dotted #000000"/>
    </style:style>
    <style:style style:name="表1.C32" style:family="table-cell">
      <style:table-cell-properties fo:padding="0.097cm" fo:border-left="0.05pt solid #000000" fo:border-right="0.05pt solid #000000" fo:border-top="none" fo:border-bottom="0.05pt dotted #000000"/>
    </style:style>
    <style:style style:name="表1.A33" style:family="table-cell">
      <style:table-cell-properties fo:padding="0.097cm" fo:border-left="0.05pt solid #000000" fo:border-right="none" fo:border-top="none" fo:border-bottom="0.05pt dotted #000000"/>
    </style:style>
    <style:style style:name="表1.B33" style:family="table-cell">
      <style:table-cell-properties fo:padding="0.097cm" fo:border-left="0.05pt solid #000000" fo:border-right="none" fo:border-top="none" fo:border-bottom="0.05pt dotted #000000"/>
    </style:style>
    <style:style style:name="表1.C33" style:family="table-cell">
      <style:table-cell-properties fo:padding="0.097cm" fo:border-left="0.05pt solid #000000" fo:border-right="0.05pt solid #000000" fo:border-top="none" fo:border-bottom="0.05pt dotted #000000"/>
    </style:style>
    <style:style style:name="表1.A34" style:family="table-cell">
      <style:table-cell-properties fo:padding="0.097cm" fo:border-left="0.05pt solid #000000" fo:border-right="none" fo:border-top="none" fo:border-bottom="0.05pt dotted #000000"/>
    </style:style>
    <style:style style:name="表1.B34" style:family="table-cell">
      <style:table-cell-properties fo:padding="0.097cm" fo:border-left="0.05pt solid #000000" fo:border-right="none" fo:border-top="none" fo:border-bottom="0.05pt dotted #000000"/>
    </style:style>
    <style:style style:name="表1.C34" style:family="table-cell">
      <style:table-cell-properties fo:padding="0.097cm" fo:border-left="0.05pt solid #000000" fo:border-right="0.05pt solid #000000" fo:border-top="none" fo:border-bottom="0.05pt dotted #000000"/>
    </style:style>
    <style:style style:name="表1.A35" style:family="table-cell">
      <style:table-cell-properties fo:padding="0.097cm" fo:border-left="0.05pt solid #000000" fo:border-right="none" fo:border-top="none" fo:border-bottom="0.05pt dotted #000000"/>
    </style:style>
    <style:style style:name="表1.B35" style:family="table-cell">
      <style:table-cell-properties fo:padding="0.097cm" fo:border-left="0.05pt solid #000000" fo:border-right="none" fo:border-top="none" fo:border-bottom="0.05pt dotted #000000"/>
    </style:style>
    <style:style style:name="表1.C35" style:family="table-cell">
      <style:table-cell-properties fo:padding="0.097cm" fo:border-left="0.05pt solid #000000" fo:border-right="0.05pt solid #000000" fo:border-top="none" fo:border-bottom="0.05pt dotted #000000"/>
    </style:style>
    <style:style style:name="表1.A36" style:family="table-cell">
      <style:table-cell-properties fo:padding="0.097cm" fo:border-left="0.05pt solid #000000" fo:border-right="none" fo:border-top="none" fo:border-bottom="0.05pt solid #000000"/>
    </style:style>
    <style:style style:name="表1.B36" style:family="table-cell">
      <style:table-cell-properties fo:padding="0.097cm" fo:border-left="0.05pt solid #000000" fo:border-right="none" fo:border-top="none" fo:border-bottom="0.05pt solid #000000"/>
    </style:style>
    <style:style style:name="表1.C36" style:family="table-cell">
      <style:table-cell-properties fo:padding="0.097cm" fo:border-left="0.05pt solid #000000" fo:border-right="0.05pt solid #000000" fo:border-top="none" fo:border-bottom="0.05pt solid #000000"/>
    </style:style>
    <style:style style:name="表1.A37" style:family="table-cell">
      <style:table-cell-properties fo:padding="0.097cm" fo:border-left="0.05pt solid #000000" fo:border-right="none" fo:border-top="none" fo:border-bottom="0.05pt solid #000000"/>
    </style:style>
    <style:style style:name="表1.B37" style:family="table-cell">
      <style:table-cell-properties fo:padding="0.097cm" fo:border-left="0.05pt solid #000000" fo:border-right="none" fo:border-top="none" fo:border-bottom="0.05pt solid #000000"/>
    </style:style>
    <style:style style:name="表1.C37" style:family="table-cell">
      <style:table-cell-properties fo:padding="0.097cm" fo:border-left="0.05pt solid #000000" fo:border-right="0.05pt solid #000000" fo:border-top="none" fo:border-bottom="0.05pt solid #000000"/>
    </style:style>
    <style:style style:name="表1.A38" style:family="table-cell">
      <style:table-cell-properties fo:padding="0.097cm" fo:border-left="0.05pt solid #000000" fo:border-right="none" fo:border-top="none" fo:border-bottom="0.05pt solid #000000"/>
    </style:style>
    <style:style style:name="表1.B38" style:family="table-cell">
      <style:table-cell-properties fo:padding="0.097cm" fo:border-left="0.05pt solid #000000" fo:border-right="none" fo:border-top="none" fo:border-bottom="0.05pt solid #000000"/>
    </style:style>
    <style:style style:name="表1.C3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officeooo:paragraph-rsid="00372c64"/>
    </style:style>
    <style:style style:name="P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fo:background-color="#dddddd">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background-image/>
      </style:paragraph-properties>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P5" style:family="paragraph" style:parent-style-name="Standard">
      <style:text-properties officeooo:rsid="0037816f" officeooo:paragraph-rsid="0037816f"/>
    </style:style>
    <style:style style:name="P6" style:family="paragraph" style:parent-style-name="Standard">
      <style:text-properties officeooo:paragraph-rsid="0048a32e" style:language-asian="ja" style:country-asian="JP"/>
    </style:style>
    <style:style style:name="P7" style:family="paragraph" style:parent-style-name="Standard">
      <style:text-properties style:text-underline-style="solid" style:text-underline-type="double" style:text-underline-width="auto" style:text-underline-color="font-color" officeooo:paragraph-rsid="0048a32e" style:language-asian="ja" style:country-asian="JP"/>
    </style:style>
    <style:style style:name="P8" style:family="paragraph" style:parent-style-name="Standard">
      <style:text-properties officeooo:rsid="004be5dd" officeooo:paragraph-rsid="004be5dd"/>
    </style:style>
    <style:style style:name="P9" style:family="paragraph" style:parent-style-name="Standard">
      <style:text-properties style:font-name="ＭＳ Ｐゴシック" fo:font-size="16pt" officeooo:rsid="004be5dd" officeooo:paragraph-rsid="004be5dd" style:font-name-asian="ＭＳ Ｐゴシック" style:font-size-asian="16pt" style:font-size-complex="16pt"/>
    </style:style>
    <style:style style:name="P10" style:family="paragraph" style:parent-style-name="表紙タイトル">
      <style:text-properties style:font-name="ＭＳ 明朝" fo:font-size="20pt" fo:font-weight="bold" officeooo:paragraph-rsid="0048a32e" style:font-name-asian="ＭＳ 明朝" style:font-size-asian="20pt" style:font-weight-asian="bold" style:font-size-complex="20pt" style:font-weight-complex="bold"/>
    </style:style>
    <style:style style:name="P11" style:family="paragraph" style:parent-style-name="表紙タイトル">
      <style:text-properties style:font-name="ＭＳ 明朝" fo:font-size="20pt" fo:font-weight="bold" officeooo:rsid="0048a32e" officeooo:paragraph-rsid="0048a32e" style:font-name-asian="ＭＳ 明朝" style:font-size-asian="20pt" style:font-weight-asian="bold" style:font-size-complex="20pt" style:font-weight-complex="bold"/>
    </style:style>
    <style:style style:name="P12" style:family="paragraph" style:parent-style-name="表紙見出し">
      <style:text-properties fo:font-size="12pt" officeooo:paragraph-rsid="0048a32e" style:font-name-asian="ＭＳ 明朝" style:font-size-asian="12pt" style:language-asian="ja" style:country-asian="JP" style:font-size-complex="12pt"/>
    </style:style>
    <style:style style:name="P13" style:family="paragraph" style:parent-style-name="表紙見出し">
      <style:text-properties officeooo:paragraph-rsid="0048a32e"/>
    </style:style>
    <style:style style:name="P14" style:family="paragraph" style:parent-style-name="Standard" style:master-page-name="First_20_Page">
      <style:paragraph-properties style:page-number="auto"/>
      <style:text-properties officeooo:paragraph-rsid="0048a32e" style:language-asian="ja" style:country-asian="JP"/>
    </style:style>
    <style:style style:name="P15" style:family="paragraph" style:parent-style-name="Standard" style:master-page-name="Standard">
      <style:paragraph-properties style:page-number="1" fo:break-before="page"/>
      <style:text-properties style:font-name="ＭＳ Ｐゴシック" fo:font-size="16pt" officeooo:rsid="004be5dd" officeooo:paragraph-rsid="004be5dd" style:font-name-asian="ＭＳ Ｐゴシック" style:font-size-asian="16pt" style:font-size-complex="16pt"/>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fo:font-size="12pt" style:font-size-asian="12pt"/>
    </style:style>
    <style:style style:name="T3" style:family="text">
      <style:text-properties officeooo:rsid="0039c154"/>
    </style:style>
    <style:style style:name="T4" style:family="text">
      <style:text-properties style:font-name="ＭＳ Ｐ明朝1" fo:font-size="12pt" style:font-name-asian="ＭＳ Ｐ明朝1" style:font-size-asian="12pt" style:font-size-complex="12pt"/>
    </style:style>
    <style:style style:name="T5" style:family="text">
      <style:text-properties officeooo:rsid="004e07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6"/>
      <text:p text:style-name="P6"/>
      <text:p text:style-name="P6"/>
      <text:p text:style-name="P6"/>
      <text:p text:style-name="P6"/>
      <text:p text:style-name="P7"/>
      <text:p text:style-name="P6"/>
      <text:p text:style-name="P6"/>
      <text:p text:style-name="P10">ボルグシステム</text:p>
      <text:p text:style-name="P11">createTagクラス</text:p>
      <text:p text:style-name="P11">設計書</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12"/>
      <text:p text:style-name="P12"/>
      <text:p text:style-name="P12"/>
      <text:p text:style-name="P12"/>
      <text:p text:style-name="P12"/>
      <text:p text:style-name="P12"/>
      <text:p text:style-name="P12"/>
      <text:p text:style-name="P12"/>
      <text:p text:style-name="P12"/>
      <text:p text:style-name="P12">株式会社デジタルデザインシンク</text:p>
      <text:p text:style-name="P15">１.　クラス設計書</text:p>
      <text:p text:style-name="P9"/>
      <text:p text:style-name="P8">　<text:span text:style-name="T4">以降のページにJSONとHTMLタグによるテンプレートを掛け合わせ、画面パーツを作成するためのクラス「createTag」についての設計を示します</text:span></text:p>
      <table:table table:name="表1" table:style-name="表1">
        <table:table-column table:style-name="表1.A"/>
        <table:table-column table:style-name="表1.B"/>
        <table:table-column table:style-name="表1.C"/>
        <table:table-row>
          <table:table-cell table:style-name="表1.A1" table:number-columns-spanned="3" office:value-type="string">
            <text:p text:style-name="P4">createTag</text:p>
          </table:table-cell>
          <table:covered-table-cell/>
          <table:covered-table-cell/>
        </table:table-row>
        <table:table-row>
          <table:table-cell table:style-name="表1.A2" office:value-type="string">
            <text:p text:style-name="P2">項番</text:p>
          </table:table-cell>
          <table:table-cell table:style-name="表1.B2" office:value-type="string">
            <text:p text:style-name="P2">変数名:型</text:p>
          </table:table-cell>
          <table:table-cell table:style-name="表1.C2" office:value-type="string">
            <text:p text:style-name="P2">説明</text:p>
          </table:table-cell>
        </table:table-row>
        <table:table-row>
          <table:table-cell table:style-name="表1.A3" office:value-type="string">
            <text:p text:style-name="Table_20_Contents"><text:sequence text:ref-name="refTable0" text:name="Table" text:formula="ooow:Table+1" style:num-format="１, ２, ３, ...">１</text:sequence></text:p>
          </table:table-cell>
          <table:table-cell table:style-name="表1.B3" office:value-type="string">
            <text:p text:style-name="Standard"><text:s/><text:span text:style-name="T1">+ <text:s/>json : Object</text:span></text:p>
          </table:table-cell>
          <table:table-cell table:style-name="表1.C3" office:value-type="string">
            <text:p text:style-name="P5">画面パーツの元となるJSON連想配列を格納する変数。</text:p>
          </table:table-cell>
        </table:table-row>
        <table:table-row>
          <table:table-cell table:style-name="表1.A5" office:value-type="string">
            <text:p text:style-name="P3"><text:sequence text:ref-name="refTable1" text:name="Table" text:formula="ooow:Table+1" style:num-format="１, ２, ３, ...">２</text:sequence></text:p>
          </table:table-cell>
          <table:table-cell table:style-name="表1.B4" office:value-type="string">
            <text:p text:style-name="Standard"><text:s/><text:span text:style-name="T1">+ dom : Element</text:span></text:p>
          </table:table-cell>
          <table:table-cell table:style-name="表1.C4" office:value-type="string">
            <text:p text:style-name="Standard">画面パーツの元となるテンプレートのHTML<text:span text:style-name="T3">(</text:span>DOM<text:span text:style-name="T3">)</text:span>を格納する変数。</text:p>
          </table:table-cell>
        </table:table-row>
        <table:table-row>
          <table:table-cell table:style-name="表1.A5" office:value-type="string">
            <text:p text:style-name="P3"><text:sequence text:ref-name="refTable2" text:name="Table" text:formula="ooow:Table+1" style:num-format="１, ２, ３, ...">３</text:sequence></text:p>
          </table:table-cell>
          <table:table-cell table:style-name="表1.B5" office:value-type="string">
            <text:p text:style-name="Standard"><text:s/><text:span text:style-name="T1">+ numbering <text:s/>: Object</text:span></text:p>
          </table:table-cell>
          <table:table-cell table:style-name="表1.C5" office:value-type="string">
            <text:p text:style-name="Standard">記事のページ切り替えのナンバリングを作る元となるデータを持つ連想配列を格納する変数。</text:p>
          </table:table-cell>
        </table:table-row>
        <table:table-row>
          <table:table-cell table:style-name="表1.A6" office:value-type="string">
            <text:p text:style-name="P3"><text:sequence text:ref-name="refTable3" text:name="Table" text:formula="ooow:Table+1" style:num-format="１, ２, ３, ...">４</text:sequence></text:p>
          </table:table-cell>
          <table:table-cell table:style-name="表1.B6" office:value-type="string">
            <text:p text:style-name="Standard"><text:s/><text:span text:style-name="T1">+ formData <text:s/>: Object</text:span></text:p>
          </table:table-cell>
          <table:table-cell table:style-name="表1.C6" office:value-type="string">
            <text:p text:style-name="Standard">送信フォームのデータを保持する連想配列を格納する変数。</text:p>
            <text:p text:style-name="Standard">ページをまたいでデータを保持するために使う。</text:p>
          </table:table-cell>
        </table:table-row>
        <table:table-row>
          <table:table-cell table:style-name="表1.A7" office:value-type="string">
            <text:p text:style-name="P2">項番</text:p>
          </table:table-cell>
          <table:table-cell table:style-name="表1.B7" office:value-type="string">
            <text:p text:style-name="P2">関数名:返却値の型</text:p>
          </table:table-cell>
          <table:table-cell table:style-name="表1.C7" office:value-type="string">
            <text:p text:style-name="P2">説明</text:p>
          </table:table-cell>
        </table:table-row>
        <table:table-row>
          <table:table-cell table:style-name="表1.A8" office:value-type="string">
            <text:p text:style-name="Table_20_Contents"><text:sequence text:ref-name="refIllustration0" text:name="Illustration" text:formula="ooow:Illustration+1" style:num-format="１, ２, ３, ...">１</text:sequence></text:p>
          </table:table-cell>
          <table:table-cell table:style-name="表1.B8" office:value-type="string">
            <text:p text:style-name="Standard"><text:s/><text:span text:style-name="T1">+ createTag() <text:s/>: Element</text:span></text:p>
          </table:table-cell>
          <table:table-cell table:style-name="表1.C8" office:value-type="string">
            <text:p text:style-name="関数について">概要 <text:s/>:JSON連想配列のキーからタグに値を格納する。</text:p>
            <text:p text:style-name="関数について">引数 <text:s/>:Object curMapNode:カレントのJSONのオブジェクト</text:p>
            <text:p text:style-name="項目2行目">:Element curDomNode:カレントのDOMの先頭</text:p>
            <text:p text:style-name="関数について">返却値 <text:s/>:なし</text:p>
          </table:table-cell>
        </table:table-row>
        <table:table-row>
          <table:table-cell table:style-name="表1.A35" office:value-type="string">
            <text:p text:style-name="P3"><text:sequence text:ref-name="refIllustration1" text:name="Illustration" text:formula="ooow:Illustration+1" style:num-format="１, ２, ３, ...">２</text:sequence></text:p>
          </table:table-cell>
          <table:table-cell table:style-name="表1.B9" office:value-type="string">
            <text:p text:style-name="Standard"><text:s/><text:span text:style-name="T1">+ createElementTag() : void</text:span></text:p>
          </table:table-cell>
          <table:table-cell table:style-name="表1.C9" office:value-type="string">
            <text:p text:style-name="関数について">概要 <text:s/>:JSONのノードに対応したタグを作る。</text:p>
            <text:p text:style-name="関数について">引数 <text:s/>:String stackKey:キー名のスタック。</text:p>
            <text:p text:style-name="項目2行目">:Object curMapNode:現在の走査対象になっているJSON連想配列のオブジェクト</text:p>
            <text:p text:style-name="項目2行目">:Element topDomNode:生成されたタグを格納する先のDOM要素</text:p>
            <text:p text:style-name="関数について">返却値 <text:s/>:なし</text:p>
          </table:table-cell>
        </table:table-row>
        <table:table-row>
          <table:table-cell table:style-name="表1.A35" office:value-type="string">
            <text:p text:style-name="P3"><text:sequence text:ref-name="refIllustration2" text:name="Illustration" text:formula="ooow:Illustration+1" style:num-format="１, ２, ３, ...">３</text:sequence></text:p>
          </table:table-cell>
          <table:table-cell table:style-name="表1.B10" office:value-type="string">
            <text:p text:style-name="Standard"><text:s/><text:span text:style-name="T1">+ createKeysToTag()</text:span> : Element</text:p>
          </table:table-cell>
          <table:table-cell table:style-name="表1.C10" office:value-type="string">
            <text:p text:style-name="関数について">概要 <text:s/>:JSONファイル編集用のテキストボックスのためのタグを生成する。引数のキー名のスタックからキー名のラベルのタグ、引数のテキストから現在セットされているテキストが予め入っている編集用テキストエリアのタグを作る。</text:p>
            <text:p text:style-name="関数について">引数 <text:s/>:Array curStackKey:キー名のスタック。</text:p>
            <text:p text:style-name="項目2行目">:String mapNode:JSON連想配列から取得したテキスト。</text:p>
            <text:p text:style-name="項目2行目">:String key:カレントのキー。</text:p>
            <text:p text:style-name="関数について">返却値 <text:s/>:Element:作成したDOM要素を返す。</text:p>
            <text:p text:style-name="関数について"/>
          </table:table-cell>
        </table:table-row>
        <table:table-row>
          <table:table-cell table:style-name="表1.A35" office:value-type="string">
            <text:p text:style-name="P3"><text:sequence text:ref-name="refIllustration3" text:name="Illustration" text:formula="ooow:Illustration+1" style:num-format="１, ２, ３, ...">４</text:sequence></text:p>
          </table:table-cell>
          <table:table-cell table:style-name="表1.B11" office:value-type="string">
            <text:p text:style-name="Standard"><text:s text:c="2"/><text:span text:style-name="T1">+ createKeysToTagArray() : Element</text:span></text:p>
          </table:table-cell>
          <table:table-cell table:style-name="表1.C11" office:value-type="string">
            <text:p text:style-name="関数について">概要 <text:s/>:JSONファイル編集用のテキストボックスのためのタグを複数生成する。</text:p>
            <text:p text:style-name="項目2行目">引数のキー名のスタックからキー名のラベルのタグ、</text:p>
            <text:p text:style-name="項目2行目">引数のテキストの配列から現在セットされているテキストが予め入っている編集用テキストエリアのタグを配列の要素数分作る。</text:p>
            <text:p text:style-name="関数について">引数 <text:s/>:Array curStackKey:キー名のスタック。</text:p>
            <text:p text:style-name="項目2行目">:String[] mapNode:JSONの文字列配列。</text:p>
            <text:p text:style-name="項目2行目">:String key:カレントのJSON連想配列のキー。</text:p>
            <text:p text:style-name="関数について">返却値 <text:s/>:Element:作成したDOM要素を返す。</text:p>
            <text:p text:style-name="関数について"/>
          </table:table-cell>
        </table:table-row>
        <table:table-row>
          <table:table-cell table:style-name="表1.A35" office:value-type="string">
            <text:p text:style-name="P3"><text:sequence text:ref-name="refIllustration4" text:name="Illustration" text:formula="ooow:Illustration+1" style:num-format="１, ２, ３, ...">５</text:sequence></text:p>
          </table:table-cell>
          <table:table-cell table:style-name="表1.B12" office:value-type="string">
            <text:p text:style-name="Standard"><text:s/><text:span text:style-name="T1">+ createKeyTags() : Element</text:span></text:p>
          </table:table-cell>
          <table:table-cell table:style-name="表1.C12" office:value-type="string">
            <text:p text:style-name="関数について">概要 <text:s/>:キー名の配列(スタック)に格納された文字列を持ったタグ群を作る。</text:p>
            <text:p text:style-name="関数について">引数 <text:s/>:Array curStackKey:キーのスタック。</text:p>
            <text:p text:style-name="関数について"><text:soft-page-break/>　返却値 :Element:作成したDOM要素を返す</text:p>
          </table:table-cell>
        </table:table-row>
        <table:table-row>
          <table:table-cell table:style-name="表1.A35" office:value-type="string">
            <text:p text:style-name="P3"><text:sequence text:ref-name="refIllustration5" text:name="Illustration" text:formula="ooow:Illustration+1" style:num-format="１, ２, ３, ...">６</text:sequence></text:p>
          </table:table-cell>
          <table:table-cell table:style-name="表1.B13" office:value-type="string">
            <text:p text:style-name="Standard"><text:s/><text:span text:style-name="T1">+ createNumbering() <text:s/>: Object</text:span></text:p>
          </table:table-cell>
          <table:table-cell table:style-name="表1.C13" office:value-type="string">
            <text:p text:style-name="関数について">概要 <text:s/>:ブログページのナンバリング(ページャ)を作る。</text:p>
            <text:p text:style-name="関数について">引数 <text:s/>:String jsonName:JSON名。</text:p>
            <text:p text:style-name="項目2行目">int startPage:表示する1つ目のナンバリングの番号。</text:p>
            <text:p text:style-name="項目2行目">int displayPageMax:表示するナンバリングの最大個数。</text:p>
            <text:p text:style-name="項目2行目">int displayPage:現在のページ番号。</text:p>
            <text:p text:style-name="項目2行目">int pageNum:1ページに表示する記事数。</text:p>
            <text:p text:style-name="項目2行目">String targetArea:1ページに表示する記事数。</text:p>
            <text:p text:style-name="関数について">返却値:Object : ナンバリングのオブジェクトを返す。</text:p>
          </table:table-cell>
        </table:table-row>
        <table:table-row>
          <table:table-cell table:style-name="表1.A35" office:value-type="string">
            <text:p text:style-name="P3"><text:sequence text:ref-name="refIllustration6" text:name="Illustration" text:formula="ooow:Illustration+1" style:num-format="１, ２, ３, ...">７</text:sequence></text:p>
          </table:table-cell>
          <table:table-cell table:style-name="表1.B14" office:value-type="string">
            <text:p text:style-name="Standard"><text:s/><text:span text:style-name="T1">+ createNumberingAround()</text:span> : void</text:p>
          </table:table-cell>
          <table:table-cell table:style-name="表1.C14" office:value-type="string">
            <text:p text:style-name="関数について">概要 <text:s/>:ナンバリングの&lt;&lt;、&gt;&gt;を作る。</text:p>
            <text:p text:style-name="関数について">引数 <text:s/>:object numbering:ナンバリングが格納されている連想配列</text:p>
            <text:p text:style-name="項目2行目">string key:キー名。'pre'または'next'が入っている。</text:p>
            <text:p text:style-name="項目2行目">String numberingString:該当するナンバリングの文字。</text:p>
            <text:p text:style-name="項目2行目">int startPage:表示する最初のナンバリングの番号。</text:p>
            <text:p text:style-name="項目2行目">int displayPageMax:表示するナンバリングの個数。</text:p>
            <text:p text:style-name="項目2行目">int displayPage:現在のページ番号。</text:p>
            <text:p text:style-name="項目2行目">int pageMax:全ページ数。</text:p>
            <text:p text:style-name="項目2行目">String jsonName:JSON名。</text:p>
            <text:p text:style-name="項目2行目">int pageNum:1ページに表示する記事数。</text:p>
            <text:p text:style-name="項目2行目">String targetArea:記事の追加先。</text:p>
            <text:p text:style-name="関数について">返却値:なし</text:p>
          </table:table-cell>
        </table:table-row>
        <table:table-row>
          <table:table-cell table:style-name="表1.A35" office:value-type="string">
            <text:p text:style-name="P3"><text:sequence text:ref-name="refIllustration7" text:name="Illustration" text:formula="ooow:Illustration+1" style:num-format="１, ２, ３, ...">８</text:sequence></text:p>
          </table:table-cell>
          <table:table-cell table:style-name="表1.B15" office:value-type="string">
            <text:p text:style-name="Standard"><text:s/><text:span text:style-name="T1">+ createTagA</text:span>rray<text:span text:style-name="T2">()</text:span> : void</text:p>
          </table:table-cell>
          <table:table-cell table:style-name="表1.C15" office:value-type="string">
            <text:p text:style-name="関数について">概要 <text:s/>:リストタイプのタグを配置する。</text:p>
            <text:p text:style-name="関数について">引数 <text:s/>:String key:DOMを取得するためのクラス名として利用するJSONのキー名</text:p>
            <text:p text:style-name="項目2行目">:Array mapNode:JSONの文字列配列。リストの内容のテキストが格納されている。</text:p>
            <text:p text:style-name="項目2行目">:Element domNode:リストのタグの親となるDOM要素。直下にリストの基となるDOM要素が配置されている。</text:p>
            <text:p text:style-name="関数について">返却値:なし</text:p>
          </table:table-cell>
        </table:table-row>
        <table:table-row>
          <table:table-cell table:style-name="表1.A35" office:value-type="string">
            <text:p text:style-name="P3"><text:sequence text:ref-name="refIllustration8" text:name="Illustration" text:formula="ooow:Illustration+1" style:num-format="１, ２, ３, ...">９</text:sequence></text:p>
          </table:table-cell>
          <table:table-cell table:style-name="表1.B16" office:value-type="string">
            <text:p text:style-name="Standard"><text:s/><text:span text:style-name="T1">+ createTagTable() : Element</text:span></text:p>
          </table:table-cell>
          <table:table-cell table:style-name="表1.C16" office:value-type="string">
            <text:p text:style-name="関数について">概要 <text:s/>:配列と、その配列に格納された行に相当するオブジェクト群からレコード数可変のテーブルを作る</text:p>
            <text:p text:style-name="関数について">引数 <text:s/>:Array mapNode:テーブルのデータを格納した配列</text:p>
            <text:p text:style-name="項目2行目">:Element domNode:テーブルのHTML</text:p>
            <text:p text:style-name="関数について">返却値:Element:作成したテーブルのDOMを返す</text:p>
          </table:table-cell>
        </table:table-row>
        <table:table-row>
          <table:table-cell table:style-name="表1.A35" office:value-type="string">
            <text:p text:style-name="P3"><text:sequence text:ref-name="refIllustration9" text:name="Illustration" text:formula="ooow:Illustration+1" style:num-format="１, ２, ３, ...">１０</text:sequence></text:p>
          </table:table-cell>
          <table:table-cell table:style-name="表1.B17" office:value-type="string">
            <text:p text:style-name="Standard"><text:s/><text:span text:style-name="T1">+ findMapN</text:span>ode<text:span text:style-name="T2">()</text:span> : Object</text:p>
          </table:table-cell>
          <table:table-cell table:style-name="表1.C17" office:value-type="string">
            <text:p text:style-name="関数について">概要 <text:s/>:トークン文字列に該当するJSONノードを探し返す。</text:p>
            <text:p text:style-name="関数について">引数 <text:s/>:Array curStackKey:スタックされたキーの配列</text:p>
            <text:p text:style-name="関数について">:Object curMapNode:カレントの連想配列のノード</text:p>
            <text:p text:style-name="関数について">返却値 <text:s/>:Object:JSONのノードを返す。</text:p>
          </table:table-cell>
        </table:table-row>
        <table:table-row>
          <table:table-cell table:style-name="表1.A35" office:value-type="string">
            <text:p text:style-name="P3"><text:sequence text:ref-name="refIllustration10" text:name="Illustration" text:formula="ooow:Illustration+1" style:num-format="１, ２, ３, ...">１１</text:sequence></text:p>
          </table:table-cell>
          <table:table-cell table:style-name="表1.B18" office:value-type="string">
            <text:p text:style-name="Standard"><text:s/><text:span text:style-name="T1">+ getClassName() <text:s/>: String </text:span></text:p>
          </table:table-cell>
          <table:table-cell table:style-name="表1.C18" office:value-type="string">
            <text:p text:style-name="関数について">概要 <text:s/>:列設定のJSONからセルに設定するクラス名を取得する</text:p>
            <text:p text:style-name="関数について"><text:soft-page-break/>引数 <text:s/>:Object configNode:設定データを定義したオブジェクト</text:p>
            <text:p text:style-name="項目2行目">:String key:列名</text:p>
            <text:p text:style-name="関数について">返却値:String:取得した列名を返す。取得できなけれ空文字を返す</text:p>
          </table:table-cell>
        </table:table-row>
        <table:table-row>
          <table:table-cell table:style-name="表1.A35" office:value-type="string">
            <text:p text:style-name="P3"><text:sequence text:ref-name="refIllustration11" text:name="Illustration" text:formula="ooow:Illustration+1" style:num-format="１, ２, ３, ...">１２</text:sequence></text:p>
          </table:table-cell>
          <table:table-cell table:style-name="表1.B19" office:value-type="string">
            <text:p text:style-name="Standard"><text:s/><text:span text:style-name="T1">+ getColspan() : int</text:span></text:p>
          </table:table-cell>
          <table:table-cell table:style-name="表1.C19" office:value-type="string">
            <text:p text:style-name="関数について">概要 <text:s/>:列設定のJSONからセルに設定するcolspan属性の値を取得する</text:p>
            <text:p text:style-name="関数について">引数 <text:s/>:Object configNode:設定データを定義したオブジェクト</text:p>
            <text:p text:style-name="項目2行目">:String key:列名</text:p>
            <text:p text:style-name="関数について">返却値:<text:span text:style-name="T5">String</text:span>:colspanの値を返す。取得できなけれ空文字を返す</text:p>
          </table:table-cell>
        </table:table-row>
        <table:table-row>
          <table:table-cell table:style-name="表1.A35" office:value-type="string">
            <text:p text:style-name="P3"><text:sequence text:ref-name="refIllustration12" text:name="Illustration" text:formula="ooow:Illustration+1" style:num-format="１, ２, ３, ...">１３</text:sequence></text:p>
          </table:table-cell>
          <table:table-cell table:style-name="表1.B20" office:value-type="string">
            <text:p text:style-name="Standard"><text:s/><text:span text:style-name="T1">+ getColumnName() <text:s/>: String </text:span></text:p>
          </table:table-cell>
          <table:table-cell table:style-name="表1.C20" office:value-type="string">
            <text:p text:style-name="関数について">概要 <text:s/>:列設定のJSONから列のカラム名を取得する。見出し行に日本語の列名を設定するために使う</text:p>
            <text:p text:style-name="関数について">引数 <text:s/>:Object configNode:設定データを定義したオブジェクト</text:p>
            <text:p text:style-name="項目2行目">:String key:列名</text:p>
            <text:p text:style-name="関数について">返却値 :String:取得した列名を返す。取得できなければkeyを返す</text:p>
          </table:table-cell>
        </table:table-row>
        <table:table-row>
          <table:table-cell table:style-name="表1.A35" office:value-type="string">
            <text:p text:style-name="P3"><text:sequence text:ref-name="refIllustration13" text:name="Illustration" text:formula="ooow:Illustration+1" style:num-format="１, ２, ３, ...">１４</text:sequence></text:p>
          </table:table-cell>
          <table:table-cell table:style-name="表1.B21" office:value-type="string">
            <text:p text:style-name="Standard"><text:s/><text:span text:style-name="T1">+ getConfigColumn() <text:s/>: Object</text:span></text:p>
          </table:table-cell>
          <table:table-cell table:style-name="表1.C21" office:value-type="string">
            <text:p text:style-name="関数について">概要 <text:s/>:設定のJSONから行のオブジェクトを取得して返す</text:p>
            <text:p text:style-name="関数について">引数 <text:s/>:Object configNode:設定データを定義したオブジェクト</text:p>
            <text:p text:style-name="項目2行目">:String key:列名</text:p>
            <text:p text:style-name="関数について">返却値:Object:取得した列のオブジェクトを返す。取得できなければ空オブジェクトを返す</text:p>
          </table:table-cell>
        </table:table-row>
        <table:table-row>
          <table:table-cell table:style-name="表1.A35" office:value-type="string">
            <text:p text:style-name="P3"><text:sequence text:ref-name="refIllustration14" text:name="Illustration" text:formula="ooow:Illustration+1" style:num-format="１, ２, ３, ...">１５</text:sequence></text:p>
          </table:table-cell>
          <table:table-cell table:style-name="表1.B22" office:value-type="string">
            <text:p text:style-name="Standard"><text:s/><text:span text:style-name="T1">+ getDomChild() :</text:span> Element</text:p>
          </table:table-cell>
          <table:table-cell table:style-name="表1.C22" office:value-type="string">
            <text:p text:style-name="関数について">概要 <text:s/>:JSONのキー名からDOMを取得して返す。</text:p>
            <text:p text:style-name="関数について">引数 <text:s/>:String key: キー名</text:p>
            <text:p text:style-name="項目2行目">:Element domNode: 取得するDOMの親要素</text:p>
            <text:p text:style-name="関数について">返却値:Element : 取得したDOMを返す。</text:p>
          </table:table-cell>
        </table:table-row>
        <table:table-row>
          <table:table-cell table:style-name="表1.A35" office:value-type="string">
            <text:p text:style-name="P3"><text:sequence text:ref-name="refIllustration15" text:name="Illustration" text:formula="ooow:Illustration+1" style:num-format="１, ２, ３, ...">１６</text:sequence></text:p>
          </table:table-cell>
          <table:table-cell table:style-name="表1.B23" office:value-type="string">
            <text:p text:style-name="Standard"><text:s/><text:span text:style-name="T1">+ getDomFile() : Element</text:span></text:p>
          </table:table-cell>
          <table:table-cell table:style-name="表1.C23" office:value-type="string">
            <text:p text:style-name="関数について">概要 <text:s/>:HTMLファイルからDOMを取得して返す。</text:p>
            <text:p text:style-name="関数について">引数 <text:s/>:String htmlPath:HTMLファイルのパス。</text:p>
            <text:p text:style-name="関数について">返却値:Element:取得したDOMを返す</text:p>
          </table:table-cell>
        </table:table-row>
        <table:table-row>
          <table:table-cell table:style-name="表1.A35" office:value-type="string">
            <text:p text:style-name="P3"><text:sequence text:ref-name="refIllustration16" text:name="Illustration" text:formula="ooow:Illustration+1" style:num-format="１, ２, ３, ...">１７</text:sequence></text:p>
          </table:table-cell>
          <table:table-cell table:style-name="表1.B24" office:value-type="string">
            <text:p text:style-name="Standard"><text:s/><text:span text:style-name="T1">+ getDomNode() : Element</text:span></text:p>
          </table:table-cell>
          <table:table-cell table:style-name="表1.C24" office:value-type="string">
            <text:p text:style-name="関数について">概要 <text:s/>:JSONのキーに対応するHTMLのパーツを返す。</text:p>
            <text:p text:style-name="関数について">引数 <text:s/>:String key:JSONのキー名。DOMのクラス名に対応している。</text:p>
            <text:p text:style-name="関数について">返却値 <text:s/>:Element:取得したDOMを返す。</text:p>
          </table:table-cell>
        </table:table-row>
        <table:table-row>
          <table:table-cell table:style-name="表1.A35" office:value-type="string">
            <text:p text:style-name="P3"><text:sequence text:ref-name="refIllustration17" text:name="Illustration" text:formula="ooow:Illustration+1" style:num-format="１, ２, ３, ...">１８</text:sequence></text:p>
          </table:table-cell>
          <table:table-cell table:style-name="表1.B25" office:value-type="string">
            <text:p text:style-name="Standard"><text:s/><text:span text:style-name="T1">+ getJsonFile()</text:span> : void</text:p>
          </table:table-cell>
          <table:table-cell table:style-name="表1.C25" office:value-type="string">
            <text:p text:style-name="関数について">概要 <text:s/>:JSONファイルを取得して返す。</text:p>
            <text:p text:style-name="関数について">引数 <text:s/>:String jsonPath:JSONを要求する先。</text:p>
            <text:p text:style-name="項目2行目">:Object map:サーバへ渡す値の連想配列。実際に送信する際にはJSON文字列への変換を行う</text:p>
            <text:p text:style-name="項目2行目">:String key:取得したJSONを格納するためのキー。</text:p>
            <text:p text:style-name="関数について">返却値:なし</text:p>
          </table:table-cell>
        </table:table-row>
        <table:table-row>
          <table:table-cell table:style-name="表1.A35" office:value-type="string">
            <text:p text:style-name="P3"><text:sequence text:ref-name="refIllustration18" text:name="Illustration" text:formula="ooow:Illustration+1" style:num-format="１, ２, ３, ...">１９</text:sequence></text:p>
          </table:table-cell>
          <table:table-cell table:style-name="表1.B26" office:value-type="string">
            <text:p text:style-name="Standard"><text:s/><text:span text:style-name="T1">+ getJsonForCustomize() <text:s/>: void</text:span></text:p>
          </table:table-cell>
          <table:table-cell table:style-name="表1.C26" office:value-type="string">
            <text:p text:style-name="関数について">概要 <text:s/>:JSON連想配列を外部から取得し、createTagクラスのメンバのJSON連想配列のルート指定したキーに格納する。</text:p>
            <text:p text:style-name="項目2行目"><text:soft-page-break/>引数 <text:s/>:String rootName:JSONを格納するキー</text:p>
            <text:p text:style-name="項目2行目">:String jsonPath:JSONファイルのURL</text:p>
            <text:p text:style-name="関数について">返却値:なし</text:p>
          </table:table-cell>
        </table:table-row>
        <table:table-row>
          <table:table-cell table:style-name="表1.A35" office:value-type="string">
            <text:p text:style-name="P3"><text:sequence text:ref-name="refIllustration19" text:name="Illustration" text:formula="ooow:Illustration+1" style:num-format="１, ２, ３, ...">２０</text:sequence></text:p>
          </table:table-cell>
          <table:table-cell table:style-name="表1.B27" office:value-type="string">
            <text:p text:style-name="Standard"><text:s/><text:span text:style-name="T1">+ getJsonObjectNum() : int</text:span></text:p>
          </table:table-cell>
          <table:table-cell table:style-name="表1.C27" office:value-type="string">
            <text:p text:style-name="関数について">概要 <text:s/>:createTagクラスのメンバのJSON連想配列のルート直下にある、数字のキーの個数を返す。</text:p>
            <text:p text:style-name="関数について">引数 <text:s/>:String jsonName:JSONのキー名。</text:p>
            <text:p text:style-name="関数について">返却値:int:数字のキーの個数を返す。</text:p>
          </table:table-cell>
        </table:table-row>
        <table:table-row>
          <table:table-cell table:style-name="表1.A35" office:value-type="string">
            <text:p text:style-name="P3"><text:sequence text:ref-name="refIllustration20" text:name="Illustration" text:formula="ooow:Illustration+1" style:num-format="１, ２, ３, ...">２１</text:sequence></text:p>
          </table:table-cell>
          <table:table-cell table:style-name="表1.B28" office:value-type="string">
            <text:p text:style-name="Standard"><text:s/><text:span text:style-name="T1">+ getMapNode() : Object</text:span></text:p>
          </table:table-cell>
          <table:table-cell table:style-name="表1.C28" office:value-type="string">
            <text:p text:style-name="関数について">概要 <text:s/>:JSON連想配列の最上階層からキーに対応した値を取り出す。</text:p>
            <text:p text:style-name="関数について">引数 <text:s/>:String key:取得するJSONノードのキー名</text:p>
            <text:p text:style-name="関数について">返却値:Object:キー名から取得するJSONのノードの値であるオブジェクトを返す。</text:p>
          </table:table-cell>
        </table:table-row>
        <table:table-row>
          <table:table-cell table:style-name="表1.A35" office:value-type="string">
            <text:p text:style-name="P3"><text:sequence text:ref-name="refIllustration21" text:name="Illustration" text:formula="ooow:Illustration+1" style:num-format="１, ２, ３, ...">２２</text:sequence></text:p>
          </table:table-cell>
          <table:table-cell table:style-name="表1.B29" office:value-type="string">
            <text:p text:style-name="Standard"><text:s/><text:span text:style-name="T1">+ getStyle() <text:s/>: String </text:span></text:p>
          </table:table-cell>
          <table:table-cell table:style-name="表1.C29" office:value-type="string">
            <text:p text:style-name="関数について">概要 <text:s/>:列設定のJSONからセルに設定するスタイルを取得し、セットする</text:p>
            <text:p text:style-name="関数について">引数 <text:s/>:Object configNode:設定データを定義したオブジェクト</text:p>
            <text:p text:style-name="項目2行目">:String key:列名</text:p>
            <text:p text:style-name="関数について">返却値:String:取得したスタイルの文字列を返す。取得できなけれ空文字を返す</text:p>
          </table:table-cell>
        </table:table-row>
        <table:table-row>
          <table:table-cell table:style-name="表1.A35" office:value-type="string">
            <text:p text:style-name="P3"><text:sequence text:ref-name="refIllustration22" text:name="Illustration" text:formula="ooow:Illustration+1" style:num-format="１, ２, ３, ...">２３</text:sequence></text:p>
          </table:table-cell>
          <table:table-cell table:style-name="表1.B30" office:value-type="string">
            <text:p text:style-name="Standard"><text:s/><text:span text:style-name="T1">+ outputNumberingTag()</text:span> : void</text:p>
          </table:table-cell>
          <table:table-cell table:style-name="表1.C30" office:value-type="string">
            <text:p text:style-name="関数について">概要 <text:s/>:記事タイプのコンテンツと、記事のページング機能を実現するナンバリング(ページャ)を作り、画面に追加する。</text:p>
            <text:p text:style-name="関数について">引数 <text:s/>:String jsonName:処理対象となるJSONのキー名。</text:p>
            <text:p text:style-name="項目2行目">int startPage:表示する1つ目のナンバリングの数</text:p>
            <text:p text:style-name="項目2行目">int displayPageMax:表示するナンバリングの最大数</text:p>
            <text:p text:style-name="項目2行目">int displayPage:表示するブログのページ番号</text:p>
            <text:p text:style-name="項目2行目">int pageNum:1ページに表示する記事数。</text:p>
            <text:p text:style-name="項目2行目">String targetArea:記事の追加先のセレクタ。</text:p>
            <text:p text:style-name="関数について">返却値:なし</text:p>
          </table:table-cell>
        </table:table-row>
        <table:table-row>
          <table:table-cell table:style-name="表1.A35" office:value-type="string">
            <text:p text:style-name="P3"><text:sequence text:ref-name="refIllustration23" text:name="Illustration" text:formula="ooow:Illustration+1" style:num-format="１, ２, ３, ...">２４</text:sequence></text:p>
          </table:table-cell>
          <table:table-cell table:style-name="表1.B31" office:value-type="string">
            <text:p text:style-name="Standard"><text:s/><text:span text:style-name="T1">+ outputTag()</text:span> <text:s/>: void</text:p>
          </table:table-cell>
          <table:table-cell table:style-name="表1.C31" office:value-type="string">
            <text:p text:style-name="関数について">概要 <text:s/>:createTagクラスのメンバに格納されたJSON連想配列、DOMの名前(キー名、クラス名)を指定して画面パーツを作り追加する。</text:p>
            <text:p text:style-name="関数について">引数 <text:s/>:String key:画面パーツに追加する値を格納したJSON連想配列のオブジェクトのキー名。</text:p>
            <text:p text:style-name="項目2行目">String domNodeName:画面パーツの元となるHTMLのテンプレートのクラス名。</text:p>
            <text:p text:style-name="項目2行目">String appendTo:作成した画面パーツを挿入する先の要素のセレクタ。</text:p>
            <text:p text:style-name="関数について">返却値:なし</text:p>
          </table:table-cell>
        </table:table-row>
        <table:table-row>
          <table:table-cell table:style-name="表1.A35" office:value-type="string">
            <text:p text:style-name="P3"><text:sequence text:ref-name="refIllustration24" text:name="Illustration" text:formula="ooow:Illustration+1" style:num-format="１, ２, ３, ...">２５</text:sequence></text:p>
          </table:table-cell>
          <table:table-cell table:style-name="表1.B32" office:value-type="string">
            <text:p text:style-name="Standard"><text:s/><text:span text:style-name="T1">+ outputTagTable() <text:s/>: void</text:span></text:p>
          </table:table-cell>
          <table:table-cell table:style-name="表1.C32" office:value-type="string">
            <text:p text:style-name="関数について">概要 <text:s/>:JSON配列からテーブルを作り、画面に追加する</text:p>
            <text:p text:style-name="関数について">引数 <text:s/>:String key:テーブルの元となるJSON配列を格納しているオブジェクトのキー</text:p>
            <text:p text:style-name="項目2行目">:String domNodeName:テーブルのクラス名</text:p>
            <text:p text:style-name="項目2行目">:String appendTo:作成したテーブルの追加先</text:p>
            <text:p text:style-name="関数について">返却値:なし</text:p>
          </table:table-cell>
        </table:table-row>
        <text:soft-page-break/>
        <table:table-row>
          <table:table-cell table:style-name="表1.A35" office:value-type="string">
            <text:p text:style-name="P3"><text:sequence text:ref-name="refIllustration25" text:name="Illustration" text:formula="ooow:Illustration+1" style:num-format="１, ２, ３, ...">２６</text:sequence></text:p>
          </table:table-cell>
          <table:table-cell table:style-name="表1.B33" office:value-type="string">
            <text:p text:style-name="Standard"><text:s/><text:span text:style-name="T1">+ readyCreateTag()</text:span> : Object</text:p>
          </table:table-cell>
          <table:table-cell table:style-name="表1.C33" office:value-type="string">
            <text:p text:style-name="関数について">概要 <text:s/>:createTagクラスのメンバにあるJSON連想配列、DOMからキー、クラス名を指定して取り出しオブジェクトにまとめて返す。</text:p>
            <text:p text:style-name="関数について">引数 <text:s/>:String key:取得するJSONのノードのキー名。</text:p>
            <text:p text:style-name="関数について">String domNodeName:取得するHTMLテンプレートのDOMのクラス名。</text:p>
            <text:p text:style-name="関数について">返却値:Object:JSON連想配列、DOMのをオブジェクトにまとめて返す</text:p>
          </table:table-cell>
        </table:table-row>
        <table:table-row>
          <table:table-cell table:style-name="表1.A35" office:value-type="string">
            <text:p text:style-name="P3"><text:sequence text:ref-name="refIllustration26" text:name="Illustration" text:formula="ooow:Illustration+1" style:num-format="１, ２, ３, ...">２７</text:sequence></text:p>
          </table:table-cell>
          <table:table-cell table:style-name="表1.B34" office:value-type="string">
            <text:p text:style-name="Standard"><text:s/><text:span text:style-name="T1">+ removeDomNode() : void</text:span></text:p>
          </table:table-cell>
          <table:table-cell table:style-name="表1.C34" office:value-type="string">
            <text:p text:style-name="関数について">概要　　:引数で指定された要素を削除する</text:p>
            <text:p text:style-name="関数について">引数　　:Element element:削除する要素</text:p>
            <text:p text:style-name="関数について">戻り値　:なし</text:p>
          </table:table-cell>
        </table:table-row>
        <table:table-row>
          <table:table-cell table:style-name="表1.A35" office:value-type="string">
            <text:p text:style-name="P3"><text:sequence text:ref-name="refIllustration27" text:name="Illustration" text:formula="ooow:Illustration+1" style:num-format="１, ２, ３, ...">２８</text:sequence></text:p>
          </table:table-cell>
          <table:table-cell table:style-name="表1.B35" office:value-type="string">
            <text:p text:style-name="Standard"><text:s/><text:span text:style-name="T1">+ replaceData()</text:span> : Object</text:p>
          </table:table-cell>
          <table:table-cell table:style-name="表1.C35" office:value-type="string">
            <text:p text:style-name="関数について">概要 <text:s/>:オブジェクトからオブジェクトへデータを追加、または置き換える</text:p>
            <text:p text:style-name="関数について">引数 <text:s/>:int process:オブジェクトへデータを追加するか、置き換えを行うかを判断する整数値</text:p>
            <text:p text:style-name="項目2行目">:Object baseObject:追加先となるオブジェクト</text:p>
            <text:p text:style-name="項目2行目">:Object appendObject:追加元となるオブジェクト</text:p>
            <text:p text:style-name="項目2行目">:String key:追加指定するオブジェクトのキー</text:p>
            <text:p text:style-name="関数について">返却値:Object:データの追加・置き換えを行ったオブジェクトを返す</text:p>
          </table:table-cell>
        </table:table-row>
        <table:table-row>
          <table:table-cell table:style-name="表1.A36" office:value-type="string">
            <text:p text:style-name="P3"><text:sequence text:ref-name="refIllustration28" text:name="Illustration" text:formula="ooow:Illustration+1" style:num-format="１, ２, ３, ...">２９</text:sequence></text:p>
          </table:table-cell>
          <table:table-cell table:style-name="表1.B36" office:value-type="string">
            <text:p text:style-name="Standard"><text:s/><text:span text:style-name="T1">+ replaceValueNode() : Object</text:span></text:p>
          </table:table-cell>
          <table:table-cell table:style-name="表1.C36" office:value-type="string">
            <text:p text:style-name="関数について">概要　　:引数で指定されたオブジェクトのルートのキーの値を、新たなオブジェクトのvalueキーのvalueにセットして元のキーにセットする</text:p>
            <text:p text:style-name="関数について">引数　　:Object object:処理対象のオブジェクト</text:p>
            <text:p text:style-name="関数について">戻り値　:なし</text:p>
          </table:table-cell>
        </table:table-row>
        <table:table-row>
          <table:table-cell table:style-name="表1.A38" office:value-type="string">
            <text:p text:style-name="P3"><text:sequence text:ref-name="refIllustration29" text:name="Illustration" text:formula="ooow:Illustration+1" style:num-format="１, ２, ３, ...">３０</text:sequence></text:p>
          </table:table-cell>
          <table:table-cell table:style-name="表1.B37" office:value-type="string">
            <text:p text:style-name="Standard"><text:s/><text:span text:style-name="T1">+ selectPageNumber() : void</text:span></text:p>
          </table:table-cell>
          <table:table-cell table:style-name="表1.C37" office:value-type="string">
            <text:p text:style-name="関数について">概要 <text:s/>:選択中のページナンバーの色を変える。</text:p>
            <text:p text:style-name="関数について">引数 <text:s/>:int displayPage:表示中のページ番号。</text:p>
            <text:p text:style-name="関数について">返却値 <text:s/>:なし</text:p>
          </table:table-cell>
        </table:table-row>
        <table:table-row>
          <table:table-cell table:style-name="表1.A38" office:value-type="string">
            <text:p text:style-name="P3"><text:sequence text:ref-name="refIllustration30" text:name="Illustration" text:formula="ooow:Illustration+1" style:num-format="１, ２, ３, ...">３１</text:sequence></text:p>
          </table:table-cell>
          <table:table-cell table:style-name="表1.B38" office:value-type="string">
            <text:p text:style-name="Standard"><text:s/><text:span text:style-name="T1">+ updateElementJson()</text:span></text:p>
          </table:table-cell>
          <table:table-cell table:style-name="表1.C38" office:value-type="string">
            <text:p text:style-name="関数について">概要 <text:s/>:JSON編集用に作成したテキストエリア群の内容を、編集対象のJSONに反映させる。</text:p>
            <text:p text:style-name="関数について">引数 <text:s/>:Object topMapNode:更新対象のJSONの先頭のノード</text:p>
            <text:p text:style-name="項目2行目">:Element topDomNode:テキストエリア群の先頭に来るDOMのノード</text:p>
            <text:p text:style-name="関数について">返却値:なし</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adornments="標準" style:font-pitch="variable"/>
    <style:font-face style:name="ＭＳ 明朝" svg:font-family="'ＭＳ 明朝'" style:font-pitch="variable"/>
    <style:font-face style:name="ＭＳ Ｐ明朝1" svg:font-family="'ＭＳ Ｐ明朝'"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1"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margin-left="1.101cm" fo:margin-right="0cm" fo:text-indent="-1.101cm" style:auto-text-indent="false" fo:padding="0cm" fo:border="none" style:shadow="none">
        <style:tab-stops/>
      </style:paragraph-properties>
      <style:text-properties fo:font-size="10.5pt" style:font-size-asian="10.5pt"/>
    </style:style>
    <style:style style:name="項目2行目" style:family="paragraph" style:parent-style-name="関数について">
      <style:paragraph-properties fo:margin-left="1.101cm" fo:margin-right="0cm" fo:text-indent="0cm" style:auto-text-indent="false"/>
      <style:text-properties fo:font-size="10.5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21:58:53.289000000</meta:creation-date>
    <dc:date>2015-07-14T02:41:36.046451000</dc:date>
    <meta:editing-duration>PT3H40M17S</meta:editing-duration>
    <meta:editing-cycles>50</meta:editing-cycles>
    <meta:generator>LibreOffice/4.3.2.2$MacOSX_X86_64 LibreOffice_project/edfb5295ba211bd31ad47d0bad0118690f76407d</meta:generator>
    <meta:print-date>2015-07-14T02:17:17.734424000</meta:print-date>
    <meta:document-statistic meta:table-count="1" meta:image-count="0" meta:object-count="0" meta:page-count="8" meta:paragraph-count="232" meta:word-count="3299" meta:character-count="5814" meta:non-whitespace-character-count="5430"/>
  </office:meta>
</office:document-meta>
</file>